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6pt"/>
    </style:style>
    <style:style style:name="co2" style:family="table-column">
      <style:table-column-properties fo:break-before="auto" style:column-width="1847.79pt"/>
    </style:style>
    <style:style style:name="co3" style:family="table-column">
      <style:table-column-properties fo:break-before="auto" style:column-width="1619.29pt"/>
    </style:style>
    <style:style style:name="co4" style:family="table-column">
      <style:table-column-properties fo:break-before="auto" style:column-width="515.14pt"/>
    </style:style>
    <style:style style:name="co5" style:family="table-column">
      <style:table-column-properties fo:break-before="auto" style:column-width="1426.05pt"/>
    </style:style>
    <style:style style:name="co6" style:family="table-column">
      <style:table-column-properties fo:break-before="auto" style:column-width="14.09pt"/>
    </style:style>
    <style:style style:name="co7" style:family="table-column">
      <style:table-column-properties fo:break-before="auto" style:column-width="63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office:value-type="string" calcext:value-type="string">
            <text:p>Προεόρτια Υπαπαντής, Μαρτύρων Τρύφωνος, Περπετούας και των συν αυτή, Θεΐωνος και των δύο παίδων, Μεγαλομάρτυρα Ηλία, Καρίωνος, Ρευκάτου, Σατορνίλλου, Σατίρου, Σεκούνδου και Φηλικιτάτης, Νεομάρτυρος Αναστασίου του εκ Ναυπλίου, Οσίων Βασιλείου αρχιεπισκόπου Θεσσαλονίκης του ομολογητού του εξ Αθηνών και Βενδιμιανού, Οσίων Πέτρου του εν Γαλατία, Αντωνίου του ερημίτου και Τιμοθέου του ομολογητού, Οσίας Μπριντζίτας, προστάτιδος της Ιρλανδίας, Αυταδέλφων Γεωργίου επισκόπου, Δαβίδ και Συμεώνος του νέου Στυλίτου, των εκ Μυτιλήνης, Αδριανού, Πολυεύκτου, Πλάτωνος και Γεωργίου των εν Μεγάροις μαρτύρων, Μνήμη των εγκαινίων του ναού του Σωτήρος Χριστού εν Αρμουλαδή</text:p>
          </table:table-cell>
          <table:table-cell office:value-type="string" calcext:value-type="string">
            <text:p>Μπριζίτ (Μπριγκίτα, Μπριγκίττα), Τρύφων (Τρύφωνας), Τρυφωνία, Υπαπαντή, Φιλικητάτη (Φιλικήτη, Φιλικήτ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office:value-type="string" calcext:value-type="string">
            <text:p>Υπαπαντή Ιησού Χριστού, Μάρτυρος Αγαθοδώρου, νεομάρτυρος Ιορδάνου του εκ Τραπεζούντας και Οσιομάρτυρος Γαβριήλ, Οσίου Ευθυμίου του εκ Γεωργίας, Σύναξη της Υπεραγίας Θεοτόκου Απεκοής, Σύναξη της Υπεραγίας Θεοτόκου Γουμενίσσης, Σύναξη της Υπεραγίας Θεοτόκου Κακιάς Μέλισσας, Σύναξη της Υπεραγίας Θεοτόκου της Υπαπαντής, Σύναξη της Υπεραγίας Θεοτόκου της Φλεβαριωτίσσης ή Λιβύης, Σύναξη της Υπεραγίας Θεοτόκου της Φλεβαριωτίσσης Σαλαμίνος, Σύναξη της Υπεραγίας Θεοτόκου της Χρυσαλινιωτίσσης</text:p>
          </table:table-cell>
          <table:table-cell office:value-type="string" calcext:value-type="string">
            <text:p>Υπαπαντή</text:p>
          </table:table-cell>
          <table:table-cell/>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office:value-type="string" calcext:value-type="string">
            <text:p>Προφήτου Συμεώνος του δεξαμένου τον Κύριον και Άννης της προφήτιδος, Προφήτου Αζαρίου, Μαρτύρων Αδριανού και Ευβούλου, Βλασίου του βουκόλου, Κελερίνου, Κελερίνης, Παύλου και Σίμωνος, Νεομαρτύρων Ιωάννου και Σταματίου των αυταδέλφων και Νικολάου των εκ Σπετσών και εν Χίω μαρτυρησάντων, Οσίων Κλαυδίου και Σάββα του Πνευματικού, Ανσερίου Αποστόλου, Νικολάου Ισαποστόλου, Αγίου Λαυρεντίου αρχιεπισκόπου Καντουαρίας, Ιακώβου Αρχιεπισκόπου Σερβίας, Συμεών και Παύλου των εκ Ρωσίας, Ρωμανού του πρίγκηπος, Σβιατοσλάβου του πρίγκηπος και του υιού αυτού Δημητρίου</text:p>
          </table:table-cell>
          <table:table-cell office:value-type="string" calcext:value-type="string">
            <text:p>Αργύριος (Αργύρης, Αργυρός, Ασημάκης), Αργυρή (Ασημίνα, Μ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office:value-type="string" calcext:value-type="string">
            <text:p>Ισιδώρου Πηλουσιώτου, Ιερομάρτυρος Αβραμίου επισκόπου Αρβήλ της Περσίας, Μάρτυρος Θεοκτίστου, Νεομαρτύρων Νικολάου του Κορινθίου και Ιωσήφ του Χαλεπλή, Οσίων Ιασίμου του θαυματουργού, Ιωάννου επισκόπου Ειρηνουπόλεως, Κυρίλλου του θαυματουργού, Νικήτα του εν Πυθίοις, Νικολάου ομολογητού του Στουδίτου, Ευαγρίου και Σίου, Αβραάμ και Κόπριδος, Παχωμίου, Δανιήλ και Θεοδοσίου των πρεσβυτέρων, Μητροφάνους, αρχιεπισκόπου Βλαντιμίρ, Αγίας Δοσιθέας βασιλίσσης της Ρωσίας, Αγίου Γεωργίου του πρίγκηπος</text:p>
          </table:table-cell>
          <table:table-cell office:value-type="string" calcext:value-type="string">
            <text:p>Ιάσιμος (Σίμος), Ιασίμη (Σίμη), Ισίδωρος (Σιδέρης), Ισιδώρα (Δώρα)</text:p>
          </table:table-cell>
          <table:table-cell/>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office:value-type="string" calcext:value-type="string">
            <text:p>Μάρτυρος Αγαθής της παρθένου, Πολυεύκτου Κωνσταντινουπόλεως, Οσίων Σάββα εκ Σικελίας και Θεοδοσίου εξ Αντιοχείας, Νεομάρτυρος Αντωνίου του Αθηναίου, Θεοδοσίου του εν Σκοπέλω, Θεοδοσίου του εκ Ρωσίας, Σύναξη Υπεραγίας Θεοτόκου της αναζητήσεως των απολολότων εν Ρωσία, Σύναξη Υπεραγίας Θεοτόκου Σικελιωτίσσης, Σύναξη Υπεραγίας Θεοτόκου Ελεούσης εν Τσέρνιγκωφ της Ρωσίας, Σύναξη Υπεραγίας Θεοτόκου Ελεούσης εν Ντιβνογκόρσκ της Ρωσίας</text:p>
          </table:table-cell>
          <table:table-cell office:value-type="string" calcext:value-type="string">
            <text:p>Αγάθων (Αγάθωνας), Αγαθή (Αγαθία, Αγαθώ)</text:p>
          </table:table-cell>
          <table:table-cell/>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office:value-type="string" calcext:value-type="string">
            <text:p>Φωτίου του Μεγάλου πατριάρχου Κωνσταντινουπόλεως, Βουκόλου επισκόπου Σμύρνης, Μαρτύρων Φαύστης και των συν αυτή Ευιλασίου και Μαξίμου, Μαρτύρων Θεοφίλου, Σατουρνίνου και Ρεβοκάτου, Μαρτύρων Δωροθέας και Θεοφίλου, Ιαρτύρων Δαμασκηνού και Αρτεμίου των Σιναϊτών, Ιουλιανού του ιατρού, Σιλουανού του εν Εμέση, Φαύστου, Λουκιανού και Βασιλείου του εν τοις «Δαρείου», Νικηφόρου και Περγέτου Οσίων, Απρίωνος επισκόπου Κύπρου, Βαρσανουφίου και Ιωάννου του επικαλουμένου προφήτου, Ιωάννου του εν «Λυκώ» και Ιακώβου, Αρσενίου εκ Γεωργίας, Αμάνδου φωτιστού της Βελγικής, Βεδάστου, Οσίου Σάββα του Νέου, του εκ Σικελίας</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office:value-type="string" calcext:value-type="string">
            <text:p>Των εν Νικομήδεια αγίων 1003 μαρτύρων, Οσίων Παρθενίου επισκόπου Λαμψάκου, Λουκά του εν Στειρίω της Ελλάδος και Πέτρου του εν Μονοβάτοις, Μάρτυρος Θεοπέμπτου και των συν αυτώ 6 μαρτύρων εκ Φρυγίας, Μαρτύρων Αγαθαγγέλου και Αυδάττου, Απρίωνος επισκόπου Κύπρου, Νεομάρτυρος Γεωργίου του εξ Αλικιανού (Κρήτης) του Διβόλη, Οσίου Σαραπίωνος</text:p>
          </table:table-cell>
          <table:table-cell office:value-type="string" calcext:value-type="string">
            <text:p>Παρθένιος (Παρθένης), Παρθενία (Νόπη, Παρθένα, Παρθενόπ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office:value-type="string" calcext:value-type="string">
            <text:p>Ζαχαρίου προφήτου, Θεοδώρου του Στρατηλάτου, Μαρτύρων Μάρθας και Μαρίας των αδελφών, Οσιομάρτυρα Λυκαρίωνος, Μαρτύρων Νικηφόρου και Στεφάνου, Μάρτυρος Περγέτου, Φιλαδέλφου και Πολυκάρπου, Σάββα αρχιεπισκόπου Σερβίας, Μακαρίου επισκόπου Πάφου, Αγαθαγγέλου</text:p>
          </table:table-cell>
          <table:table-cell office:value-type="string" calcext:value-type="string">
            <text:p>Ζαχαρίας (Ζάκης, Ζάχαρης, Ζάχαρος), Ζαχάρω (Ζάκι, Ζαχαρένι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office:value-type="string" calcext:value-type="string">
            <text:p>Απόδοση της εορτής της Υπαπαντής, Ιερομαρτύρων Νικηφόρου, Μαρκέλλου επισκόπου Σικελίας, Φιλαγρίου επισκόπου Κουρίου Κύπρου, Παγκρατίου επισκόπου Ταυρομενίας, Πέτρου του Δαμασκηνού, Οσίου Παγκρατίου του εν τη Λαύρα του Κιέβου, Μαρτύρων Αλεξάνδρου και Άμμωνος εκ Κύπρου, Οσίου Ρωμανού του Κίλικος, Οσίων Νικηφόρου και Γενναδίου, Η εύρεσις των ιερών λειψάνων του αγίου Ιννοκεντίου και ανακομιδή εκ Ρωσίας</text:p>
          </table:table-cell>
          <table:table-cell office:value-type="string" calcext:value-type="string">
            <text:p>Μάρκελλος (Μάρκελος), Μαρκέλλα (Μαρκέλα, Μαρκελή, Μαρκελλή), Νικηφόρος, Νικηφορία (Νικηφόρα, Νίκη), Παγκράτιος, Παγκρατί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office:value-type="string" calcext:value-type="string">
            <text:p>Ιερομάρτυρος Χαραλάμπους του θαυματουργού, Αναστασίου επισκόπου Ιεροσολύμων, Οσίων Προχόρου του εκ Ρωσίας, Λογγίνου του ερημίτου, Ζήνωνος του ταχυδρόμου, Οσίας Άννης Πριγκίπισσας, Μαρτύρων Βάπτου και Πορφυρίου των δημίων και των τριών γυναικών, Αγίων Παρθένων Ενναθά, Ουαλεντίνης και Παύλου, Ιωάννου του φιλοσόφου, Αγίου Βασιλείου αρχιεπισκόπου Νόβγκοροντ, Μνήμη πάντων των εν Νόβγκοροντ της Ρωσίας Αγίων Ιεραρχών, Μνήμη της Υπεραγίας Θεοτόκου εν τοις Αρεοβίνδου, Ανάμνησις του θαύματος της απαλλαγής της νήσου Ζακύνθου εκ της πανώλους</text:p>
          </table:table-cell>
          <table:table-cell office:value-type="string" calcext:value-type="string">
            <text:p>Χαράλαμπος (Λάμπης, Λαμπίας, Λάμπος, Μπάμπης, Μπάμπος, Χάμπος, Χαραλάμπης, Χάρης), Χαραλαμπία (Λαμπή, Λαμπία, Λάμπω, Μπαμπίνα, Μπηλιώ, Μπία, Μπιλιώ, Χάμπη, Χαρά, Χαραλαμπή),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office:value-type="string" calcext:value-type="string">
            <text:p>Βλασίου Ιερομάρτυρος επισκόπου Σεβαστείας και Βλασίου εξ Ακαρνανίας, Οσιοτάτης βασιλίσσης Θεοδώρας, Νεομάρτυρος Γεωργίου του Σέρβου, Οσίων Δημητρίου και Κασσιανού, των εκ Ρωσίας, Οσίου Γρηγορίου του Σιναΐτου, Μνήμη των αγίων δύο Παίδων και των επτά γυναικών Μαρτύρων, Αγίου Γαβριήλ του βασιλέως, Η εύρεσις των ιερών λειψάνων του αγίου Ζαχαρίου, Ανάμνησις του θαύματος της ιεράς εικόνος της Υπεραγίας Θεοτόκου εν Πάργα</text:p>
          </table:table-cell>
          <table:table-cell office:value-type="string" calcext:value-type="string">
            <text:p>Αυγερινός (Αυγέρας, Αυγέρης, Αυγίτης), Αυγερινή (Αβα, Αυγή, Αυγερού), Βλάσιος (Βλάσης, Βλάσος), Βλασία, Θεόδωρος (Δώρης, Θοδωρής, Θόδωρος, Θώδης, Θώδος), Θεοδώρα (Δώρα, Θοδώρα, Ντόρ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office:value-type="string" calcext:value-type="string">
            <text:p>Μελετίου Αντιοχείας, Αντωνίου Κωνσταντινουπόλεως, Μαρτύρων Πρίμας, Αμπλία, Δατίβου, Πλωτίνου, Σατορνίνου, Φαβίου, Φήλικος και των συν αυτοίς, Μαρτύρων Ιουλιανού και Μοδέστου, Οσιομαρτύρων Λουκά και Νικολάου και των συν αυτοίς μαρτυρησάντων, Οσιομάρτυρος Ιωάννου του Σιναΐτου, Νεομάρτυρος Χρίστου Κηπουρού, του εν Κωνσταντινουπόλει, Οσίας Μαρίας, της μετονομασθείσης Μαρίνος, Οσίων Ευγενίου και Προχόρου του εκ Γεωργίας, Οσίου Αλεξίου αρχιεπισκόπου Μόσχας του Θαυματουργού, Οσίου Μελετίου επισκόπου Χαρκώβ, Ιερομάρτυρος Αλεξίου επισκόπου Βορονέζ, Ιερομάρτυρος Μητροφάνους του εκ Ρωσίας, Αγίου Βασιανού του Ούγκλιχ, Σισινίου Επισκόπου Θέου, Εγκαίνια του ναού της Υπεραγίας Θεοτόκου εις Πούσγην, Σύναξη Υπεραγίας Θεοτόκου της Ιβηριτίσσης</text:p>
          </table:table-cell>
          <table:table-cell office:value-type="string" calcext:value-type="string">
            <text:p>Μελέτιος (Μελέτης), Μελετία (Μελετίνα), Πλωτίνος (Πλωτός), Πλωτίνη (Πλωτή, Πλωτίνα)</text:p>
          </table:table-cell>
          <table:table-cell/>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3">00/00/0000</text:date>, <text:time style:data-style-name="N2" text:time-value="15:39:23.1579062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1-03T19:10:23.924512391</dc:date>
    <meta:editing-duration>P1DT1H50M45S</meta:editing-duration>
    <meta:editing-cycles>16</meta:editing-cycles>
    <meta:generator>LibreOffice/6.3.3.2.0$Linux_X86_64 LibreOffice_project/30$Build-2</meta:generator>
    <meta:document-statistic meta:table-count="1" meta:cell-count="2344" meta:object-count="0"/>
  </office:meta>
</office:document-meta>
</file>